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666666" draw:stroke-linejoin="round" draw:fill="solid" draw:fill-color="#d9d9d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666666" draw:stroke-linejoin="round" draw:fill="solid" draw:fill-color="#f3f3f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666666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dash" draw:stroke-dash="Dashed_20__28_var_29__20_4" svg:stroke-width="0.026cm" svg:stroke-color="#666666" draw:stroke-linejoin="round" draw:fill="solid" draw:fill-color="#efefe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2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666666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5.499cm" svg:height="5.499cm" svg:x="9.95cm" svg:y="7.64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5;p13" draw:style-name="gr2" draw:text-style-name="P2" draw:layer="layout" svg:width="14.367cm" svg:height="6.499cm" svg:x="5.516cm" svg:y="1.1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3" draw:layer="layout" svg:width="8.499cm" svg:height="11.999cm" svg:x="1.45cm" svg:y="1.144cm">
          <text:p/>
          <draw:enhanced-geometry draw:mirror-horizontal="false" draw:mirror-vertical="false" draw:text-areas="0 ?f11 ?f12 ?f15" svg:viewBox="0 0 0 0" draw:type="ooxml-corner" draw:modifiers="55071 50703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custom-shape draw:name="Google Shape;57;p13" draw:style-name="gr3" draw:text-style-name="P3" draw:layer="layout" svg:width="8.499cm" svg:height="11.999cm" svg:x="15.448cm" svg:y="1.144cm">
          <text:p/>
          <draw:enhanced-geometry draw:mirror-horizontal="true" draw:mirror-vertical="false" draw:text-areas="0 ?f11 ?f12 ?f15" svg:viewBox="0 0 0 0" draw:type="ooxml-corner" draw:modifiers="55071 48405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custom-shape draw:name="Google Shape;58;p13" draw:style-name="gr4" draw:text-style-name="P5" draw:layer="layout" svg:width="22.499cm" svg:height="6.499cm" svg:x="1.45cm" svg:y="1.144cm">
          <text:p text:style-name="P4"><text:span text:style-name="T1">Corp ce simulează presiun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4" draw:text-style-name="P5" draw:layer="layout" svg:width="5.499cm" svg:height="5.499cm" svg:x="9.95cm" svg:y="7.644cm">
          <text:p text:style-name="P4"><text:span text:style-name="T1">Comparti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4" draw:text-style-name="P5" draw:layer="layout" svg:width="8.499cm" svg:height="4.671cm" svg:x="15.45cm" svg:y="8.472cm">
          <text:p text:style-name="P4"><text:span text:style-name="T1">Su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4" draw:text-style-name="P5" draw:layer="layout" svg:width="8.499cm" svg:height="4.671cm" svg:x="1.45cm" svg:y="8.472cm">
          <text:p text:style-name="P4"><text:span text:style-name="T1">Su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5" draw:layer="layout" svg:width="16.933cm" svg:height="9.524cm" svg:x="1.059cm" svg:y="1.905cm" draw:page-number="1" presentation:class="page"/>
          <draw:frame draw:name="Google Shape;52;p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g draw:name="Google Shape;66;p14">
          <draw:custom-shape draw:name="Google Shape;67;p14" draw:style-name="gr2" draw:text-style-name="P2" draw:layer="layout" svg:width="8.999cm" svg:height="15.499cm" draw:transform="rotate (1.5706217938697) translate (4.949cm 11.635cm)">
            <text:p/>
            <draw:enhanced-geometry draw:mirror-horizontal="false" draw:mirror-vertical="false" draw:text-areas="0 ?f4 ?f9 ?f5" svg:viewBox="0 0 0 0" draw:type="ooxml-can" draw:modifiers="51833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Google Shape;68;p14" draw:style-name="gr6" draw:text-style-name="P7" draw:layer="layout" svg:width="0.001cm" svg:height="8.96cm" svg:x="7.222cm" svg:y="2.69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9;p14" draw:style-name="gr4" draw:text-style-name="P5" draw:layer="layout" svg:width="1.173cm" svg:height="1.266cm" svg:x="7.222cm" svg:y="6.538cm">
            <text:p text:style-name="P4"><text:span text:style-name="T2">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0;p14" draw:style-name="gr4" draw:text-style-name="P5" draw:layer="layout" svg:width="1.173cm" svg:height="1.266cm" svg:x="14.445cm" svg:y="5.869cm">
            <text:p text:style-name="P4"><text:span text:style-name="T2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1;p14" draw:style-name="gr6" draw:text-style-name="P7" draw:layer="layout" svg:width="10.834cm" svg:height="0.001cm" draw:transform="rotate (-3.14159265358979) translate (20.45cm 7.137cm)">
            <text:p/>
            <draw:enhanced-geometry draw:mirror-horizontal="true" draw:mirror-vertical="false" svg:viewBox="0 0 21600 21600" draw:type="mso-spt32" draw:enhanced-path="M 0 0 L 21600 21600 N"/>
          </draw:custom-shape>
        </draw:g>
        <presentation:notes draw:style-name="dp2">
          <draw:page-thumbnail draw:name="Google Shape;63;g701339ebb0_0_10:notes" draw:style-name="gr5" draw:layer="layout" svg:width="16.932cm" svg:height="9.524cm" svg:x="1.059cm" svg:y="1.905cm" draw:page-number="2" presentation:class="page"/>
          <draw:frame draw:name="Google Shape;64;g701339ebb0_0_10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76;p15" draw:style-name="gr2" draw:text-style-name="P2" draw:layer="layout" svg:width="12.071cm" svg:height="12.936cm" svg:x="6.664cm" svg:y="0.6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7" draw:text-style-name="P8" draw:layer="layout" svg:width="5.499cm" svg:height="12.936cm" svg:x="9.95cm" svg:y="0.6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5" draw:style-name="gr1" draw:text-style-name="P1" draw:layer="layout" svg:width="5.499cm" svg:height="5.499cm" svg:x="9.95cm" svg:y="6.43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;p15" draw:style-name="gr4" draw:text-style-name="P5" draw:layer="layout" svg:width="5.499cm" svg:height="5.499cm" svg:x="9.95cm" svg:y="6.431cm">
          <text:p text:style-name="P4"><text:span text:style-name="T1">Comparti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5" draw:style-name="gr4" draw:text-style-name="P5" draw:layer="layout" svg:width="5.499cm" svg:height="5.499cm" svg:x="9.95cm" svg:y="0.931cm">
          <text:p text:style-name="P4"><text:span text:style-name="T1">Coloană apă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3;g701339ebb0_0_39:notes" draw:style-name="gr5" draw:layer="layout" svg:width="16.932cm" svg:height="9.524cm" svg:x="1.059cm" svg:y="1.905cm" draw:page-number="3" presentation:class="page"/>
          <draw:frame draw:name="Google Shape;74;g701339ebb0_0_39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Google Shape;12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3"/>
    <meta:generator>LibreOffice/5.1.6.2$Linux_x86 LibreOffice_project/10m0$Build-2</meta:generator>
  </office:meta>
</office:document-meta>
</file>